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53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Servo calibr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put</text:p>
          </table:table-cell>
          <table:table-cell/>
        </table:table-row>
        <table:table-row table:style-name="ro2">
          <table:table-cell/>
          <table:table-cell office:value-type="float" office:value="0">
            <text:p>0.00</text:p>
          </table:table-cell>
          <table:table-cell/>
        </table:table-row>
        <table:table-row table:style-name="ro2" table:number-rows-repeated="104857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6">05/06/2018</text:date>, <text:time>1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em van Heemstra</meta:initial-creator>
    <meta:creation-date>2018-05-06T12:20:06.64</meta:creation-date>
    <dc:date>2018-05-06T12:36:54.50</dc:date>
    <dc:creator>Willem van Heemstra</dc:creator>
    <meta:editing-duration>PT16M54S</meta:editing-duration>
    <meta:editing-cycles>3</meta:editing-cycles>
    <meta:generator>OpenOffice/4.1.3$Win32 OpenOffice.org_project/413m1$Build-9783</meta:generator>
    <meta:document-statistic meta:table-count="3" meta:cell-count="3" meta:object-count="0"/>
  </office:meta>
</office:document-meta>
</file>